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.1875in" fo:margin-left="-0.5583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6979in"/>
    </style:style>
    <style:style style:name="Table1.C" style:family="table-column">
      <style:table-column-properties style:column-width="0.6875in"/>
    </style:style>
    <style:style style:name="Table1.F" style:family="table-column">
      <style:table-column-properties style:column-width="1.7396in"/>
    </style:style>
    <style:style style:name="Table1.G" style:family="table-column">
      <style:table-column-properties style:column-width="2.4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G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8.1875in" fo:margin-left="-0.5792in" table:align="left"/>
    </style:style>
    <style:style style:name="Table3.A" style:family="table-column">
      <style:table-column-properties style:column-width="0.8125in"/>
    </style:style>
    <style:style style:name="Table3.C" style:family="table-column">
      <style:table-column-properties style:column-width="0.875in"/>
    </style:style>
    <style:style style:name="Table3.D" style:family="table-column">
      <style:table-column-properties style:column-width="0.5625in"/>
    </style:style>
    <style:style style:name="Table3.E" style:family="table-column">
      <style:table-column-properties style:column-width="0.4375in"/>
    </style:style>
    <style:style style:name="Table3.H" style:family="table-column">
      <style:table-column-properties style:column-width="0.68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K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55449" officeooo:paragraph-rsid="0015544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155449" officeooo:paragraph-rsid="00155449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56829" officeooo:paragraph-rsid="0015682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55449" officeooo:paragraph-rsid="0015544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5990d" officeooo:paragraph-rsid="0015990d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68b9a" officeooo:paragraph-rsid="00168b9a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5990d" officeooo:paragraph-rsid="0015990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5990d" officeooo:paragraph-rsid="00191b7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15990d"/>
    </style:style>
    <style:style style:name="P10" style:family="paragraph" style:parent-style-name="Standard" style:master-page-name="">
      <loext:graphic-properties draw:fill="none"/>
      <style:paragraph-properties fo:margin-left="-0.5in" fo:margin-right="0in" fo:text-align="justify" style:justify-single-word="false" fo:text-indent="0in" style:auto-text-indent="false" style:page-number="auto" fo:background-color="transparent"/>
      <style:text-properties fo:font-size="12pt" fo:font-weight="normal" officeooo:rsid="0015990d" officeooo:paragraph-rsid="0015990d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officeooo:rsid="00156829" officeooo:paragraph-rsid="0015990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56829" officeooo:paragraph-rsid="0015990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155449" officeooo:paragraph-rsid="0015990d"/>
    </style:style>
    <style:style style:name="P14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officeooo:rsid="00168b9a" officeooo:paragraph-rsid="00168b9a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68b9a" officeooo:paragraph-rsid="0018bbdf" style:font-size-asian="10.5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fo:font-size="12pt" officeooo:rsid="00174cf8" officeooo:paragraph-rsid="00174cf8" style:font-size-asian="10.5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font-size="12pt" officeooo:rsid="0018bbdf" officeooo:paragraph-rsid="0018bbdf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18bbdf" officeooo:paragraph-rsid="0018bbdf" style:font-size-asian="10.5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rsid="00191b72" officeooo:paragraph-rsid="00191b72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rsid="00174cf8" officeooo:paragraph-rsid="00174cf8" style:font-size-asian="10.5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rsid="0018bbdf" officeooo:paragraph-rsid="0018bbdf"/>
    </style:style>
    <style:style style:name="P23" style:family="paragraph" style:parent-style-name="Table_20_Contents">
      <style:paragraph-properties fo:text-align="center" style:justify-single-word="false"/>
      <style:text-properties fo:font-weight="normal" officeooo:rsid="0018bbdf" officeooo:paragraph-rsid="0018bbdf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officeooo:rsid="00191b72" officeooo:paragraph-rsid="00191b72"/>
    </style:style>
    <style:style style:name="T1" style:family="text">
      <style:text-properties officeooo:rsid="00156829"/>
    </style:style>
    <style:style style:name="T2" style:family="text">
      <style:text-properties officeooo:rsid="0015b9f7"/>
    </style:style>
    <style:style style:name="T3" style:family="text">
      <style:text-properties officeooo:rsid="00168b9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74cf8"/>
    </style:style>
    <style:style style:name="T7" style:family="text">
      <style:text-properties officeooo:rsid="0018bbdf"/>
    </style:style>
    <style:style style:name="T8" style:family="text">
      <style:text-properties officeooo:rsid="00191b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is de tiempos de ejecución <text:span text:style-name="T1">por implementación</text:span></text:p>
      <text:p text:style-name="P1"/>
      <text:p text:style-name="P6">Se usa <text:span text:style-name="T4">Inf </text:span><text:span text:style-name="T5">en las tablas para indicar que para los tiempos dados, la ejecución no termina.</text:span></text:p>
      <text:p text:style-name="P1"/>
      <text:p text:style-name="P7">Compi<text:span text:style-name="T8">la</text:span>do con gcc -<text:span text:style-name="T3">Wall </text:span>p5.c</text:p>
      <text:p text:style-name="P10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A" table:number-columns-repeated="2"/>
        <table:table-column table:style-name="Table3.H"/>
        <table:table-column table:style-name="Table3.C"/>
        <table:table-column table:style-name="Table3.A"/>
        <table:table-column table:style-name="Table3.H"/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5"><text:span text:style-name="T8">&lt;100</text:span></text:p>
          </table:table-cell>
          <table:table-cell table:style-name="Table3.A1" office:value-type="string">
            <text:p text:style-name="P20">&lt;200</text:p>
          </table:table-cell>
          <table:table-cell table:style-name="Table3.A1" office:value-type="string">
            <text:p text:style-name="P17"><text:s/>&gt;200</text:p>
          </table:table-cell>
          <table:table-cell table:style-name="Table3.A1" office:value-type="string">
            <text:p text:style-name="P17">1<text:span text:style-name="T7">e3</text:span></text:p>
          </table:table-cell>
          <table:table-cell table:style-name="Table3.A1" office:value-type="string">
            <text:p text:style-name="P17">1<text:span text:style-name="T7">e4</text:span></text:p>
          </table:table-cell>
          <table:table-cell table:style-name="Table3.A1" office:value-type="string">
            <text:p text:style-name="P17">1e5</text:p>
          </table:table-cell>
          <table:table-cell table:style-name="Table3.A1" office:value-type="string">
            <text:p text:style-name="P17">1e6</text:p>
          </table:table-cell>
          <table:table-cell table:style-name="Table3.A1" office:value-type="string">
            <text:p text:style-name="P18">1e7</text:p>
          </table:table-cell>
          <table:table-cell table:style-name="Table3.A1" office:value-type="string">
            <text:p text:style-name="P18">1e8</text:p>
          </table:table-cell>
          <table:table-cell table:style-name="Table3.K1" office:value-type="string">
            <text:p text:style-name="P18">1e9</text:p>
          </table:table-cell>
        </table:table-row>
        <table:table-row>
          <table:table-cell table:style-name="Table3.A2" office:value-type="string">
            <text:p text:style-name="P20">R</text:p>
          </table:table-cell>
          <table:table-cell table:style-name="Table3.A2" office:value-type="string">
            <text:p text:style-name="P15"><text:span text:style-name="T6">T &lt;</text:span>1e-<text:span text:style-name="T7">4</text:span> s </text:p>
          </table:table-cell>
          <table:table-cell table:style-name="Table3.A2" office:value-type="string">
            <text:p text:style-name="P17">T &lt;= 1e-1 s </text:p>
          </table:table-cell>
          <table:table-cell table:style-name="Table3.D2" table:number-columns-spanned="8" office:value-type="string">
            <text:p text:style-name="P17">T &gt; S</text:p>
            <text:p text:style-name="P19">In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0">T</text:p>
          </table:table-cell>
          <table:table-cell table:style-name="Table3.A2" table:number-columns-spanned="4" office:value-type="string">
            <text:p text:style-name="P17">T &lt; 1e-<text:span text:style-name="T7">4 </text:span>s </text:p>
          </table:table-cell>
          <table:covered-table-cell/>
          <table:covered-table-cell/>
          <table:covered-table-cell/>
          <table:table-cell table:style-name="Table3.A2" office:value-type="string">
            <text:p text:style-name="P17">T &lt; 1e-<text:span text:style-name="T7">3 </text:span>s</text:p>
          </table:table-cell>
          <table:table-cell table:style-name="Table3.A2" office:value-type="string">
            <text:p text:style-name="P17">T &lt; 1e-<text:span text:style-name="T7">2 </text:span>s</text:p>
          </table:table-cell>
          <table:table-cell table:style-name="Table3.D2" table:number-columns-spanned="4" office:value-type="string">
            <text:p text:style-name="P21">segfault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0">I</text:p>
          </table:table-cell>
          <table:table-cell table:style-name="Table3.A2" table:number-columns-spanned="5" office:value-type="string">
            <text:p text:style-name="P22">T &lt; 1e-4 s </text:p>
          </table:table-cell>
          <table:covered-table-cell/>
          <table:covered-table-cell/>
          <table:covered-table-cell/>
          <table:covered-table-cell/>
          <table:table-cell table:style-name="Table3.A2" office:value-type="string">
            <text:p text:style-name="P22">T &lt; 1e-3 <text:span text:style-name="T8">s</text:span></text:p>
          </table:table-cell>
          <table:table-cell table:style-name="Table3.A2" office:value-type="string">
            <text:p text:style-name="P22">T &lt; 1e-2</text:p>
          </table:table-cell>
          <table:table-cell table:style-name="Table3.A2" office:value-type="string">
            <text:p text:style-name="P22">T &lt; 1e-1 <text:span text:style-name="T8">s</text:span></text:p>
          </table:table-cell>
          <table:table-cell table:style-name="Table3.A2" office:value-type="string">
            <text:p text:style-name="P22">T &lt;= <text:span text:style-name="T8">1 </text:span>s</text:p>
          </table:table-cell>
          <table:table-cell table:style-name="Table3.D2" office:value-type="string">
            <text:p text:style-name="P22">T &gt; 1 s</text:p>
          </table:table-cell>
        </table:table-row>
      </table:table>
      <text:p text:style-name="P7"/>
      <text:p text:style-name="P8">Compilado con gcc -O2 -Wall p5.c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column table:style-name="Table1.G"/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23">1e4</text:p>
          </table:table-cell>
          <table:table-cell table:style-name="Table1.B1" office:value-type="string">
            <text:p text:style-name="P23">1e5</text:p>
          </table:table-cell>
          <table:table-cell table:style-name="Table1.B1" office:value-type="string">
            <text:p text:style-name="P23">1e6</text:p>
          </table:table-cell>
          <table:table-cell table:style-name="Table1.B1" office:value-type="string">
            <text:p text:style-name="P23">1e7</text:p>
          </table:table-cell>
          <table:table-cell table:style-name="Table1.B1" office:value-type="string">
            <text:p text:style-name="P23">1e8</text:p>
          </table:table-cell>
          <table:table-cell table:style-name="Table1.G1" office:value-type="string">
            <text:p text:style-name="P23">.. <text:span text:style-name="T8">1e18</text:span></text:p>
          </table:table-cell>
        </table:table-row>
        <table:table-row>
          <table:table-cell table:style-name="Table1.A2" office:value-type="string">
            <text:p text:style-name="P2">Recursivo</text:p>
          </table:table-cell>
          <table:table-cell table:style-name="Table1.B2" table:number-columns-spanned="6" office:value-type="string">
            <text:p text:style-name="P22">Igual que version sin oxigen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Recursion de cola</text:p>
          </table:table-cell>
          <table:table-cell table:style-name="Table1.B2" table:number-columns-spanned="6" office:value-type="string">
            <text:p text:style-name="P16"><text:span text:style-name="T6">T &lt;=</text:span>1e-<text:span text:style-name="T8">4</text:span> 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Iterativo</text:p>
          </table:table-cell>
          <table:table-cell table:style-name="Table1.B2" table:number-columns-spanned="6" office:value-type="string">
            <text:p text:style-name="P24">T &lt; 1e-4 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17:00:04.821280389</meta:creation-date>
    <dc:date>2021-02-20T16:28:46.730745558</dc:date>
    <meta:editing-duration>PT14M55S</meta:editing-duration>
    <meta:editing-cycles>2</meta:editing-cycles>
    <meta:generator>LibreOffice/5.1.6.2$Linux_x86 LibreOffice_project/10m0$Build-2</meta:generator>
    <meta:document-statistic meta:table-count="2" meta:image-count="0" meta:object-count="0" meta:page-count="1" meta:paragraph-count="43" meta:word-count="119" meta:character-count="468" meta:non-whitespace-character-count="386"/>
  </office:meta>
</office:document-meta>
</file>